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shrink-to-fit="tru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 style:shrink-to-fit="true"/>
    </style:style>
    <style:style style:name="ce18" style:family="table-cell" style:parent-style-name="Default">
      <style:table-cell-properties fo:wrap-option="wrap" style:shrink-to-fit="true"/>
    </style:style>
    <style:style style:name="ce19" style:family="table-cell" style:parent-style-name="Default" style:data-style-name="N2">
      <style:table-cell-properties fo:wrap-option="wrap" style:shrink-to-fit="true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 style:data-style-name="N2"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style:vertical-align="middle"/>
    </style:style>
    <style:style style:name="ce24" style:family="table-cell" style:parent-style-name="Default" style:data-style-name="N105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6pt solid #000000" fo:wrap-option="wrap" fo:border-left="none" fo:border-right="0.06pt solid #000000" fo:border-top="none" style:vertical-align="top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fo:wrap-option="wrap" fo:border="0.06pt solid #000000" style:shrink-to-fit="true"/>
    </style:style>
    <style:style style:name="ce34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ce36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0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wrap-option="wrap" style:shrink-to-fit="true"/>
    </style:style>
    <style:style style:name="ce42" style:family="table-cell" style:parent-style-name="Default" style:data-style-name="N2"/>
    <style:style style:name="ce43" style:family="table-cell" style:parent-style-name="Default" style:data-style-name="N2">
      <style:table-cell-properties fo:wrap-option="wrap" style:shrink-to-fit="true"/>
      <style:text-properties fo:font-weight="bold" style:font-weight-asian="bold" style:font-weight-complex="bold"/>
    </style:style>
    <style:style style:name="ce44" style:family="table-cell" style:parent-style-name="Default" style:data-style-name="N106">
      <style:table-cell-properties fo:wrap-option="wrap" style:shrink-to-fit="true"/>
    </style:style>
    <style:style style:name="ce45" style:family="table-cell" style:parent-style-name="Default" style:data-style-name="N0">
      <style:table-cell-properties fo:wrap-option="wrap" style:shrink-to-fit="true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15.336cm" svg:height="9.615cm" svg:x="16.289cm" svg:y="5.844cm">
            <draw:object draw:notify-on-update-of-ranges="Foglio1.K3:Foglio1.K11 Foglio1.K2:Foglio1.K11 Foglio1.E2:Foglio1.E11 Foglio1.K2:Foglio1.K11 Foglio1.M2:Foglio1.M11 Foglio1.K2:Foglio1.K11 Foglio1.F2:Foglio1.F11 Foglio1.K2:Foglio1.K11 Foglio1.N2:Foglio1.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17"/>
        <table:table-column table:style-name="co1" table:number-columns-repeated="13" table:default-cell-style-name="Default"/>
        <table:table-row table:style-name="ro1">
          <table:table-cell/>
          <table:table-cell table:style-name="ce16" office:value-type="string" calcext:value-type="string">
            <text:p>Tabu Search</text:p>
          </table:table-cell>
          <table:table-cell table:style-name="ce16" office:value-type="string" calcext:value-type="string">
            <text:p>Simulated Annealing</text:p>
          </table:table-cell>
          <table:table-cell table:style-name="ce16" office:value-type="string" calcext:value-type="string">
            <text:p>Lower</text:p>
          </table:table-cell>
          <table:table-cell table:style-name="ce16" office:value-type="string" calcext:value-type="string">
            <text:p>Gap % TS</text:p>
          </table:table-cell>
          <table:table-cell table:style-name="ce16" office:value-type="string" calcext:value-type="string">
            <text:p>GAP % SA</text:p>
          </table:table-cell>
          <table:table-cell table:style-name="ce40"/>
          <table:table-cell/>
          <table:table-cell table:style-name="ce40"/>
          <table:table-cell table:style-name="ce40" office:value-type="string" calcext:value-type="string">
            <text:p>CDF</text:p>
          </table:table-cell>
          <table:table-cell table:style-name="ce46" office:value-type="string" calcext:value-type="string">
            <text:p>Z Score</text:p>
          </table:table-cell>
          <table:table-cell table:style-name="ce46"/>
          <table:table-cell table:style-name="ce46" office:value-type="string" calcext:value-type="string">
            <text:p>Valori Attesi TS</text:p>
          </table:table-cell>
          <table:table-cell table:style-name="ce46" office:value-type="string" calcext:value-type="string">
            <text:p>Valori Attesi SA</text:p>
          </table:table-cell>
          <table:table-cell table:style-name="ce46" table:number-columns-repeated="2"/>
        </table:table-row>
        <table:table-row table:style-name="ro2">
          <table:table-cell table:style-name="ce2" office:value-type="string" calcext:value-type="string">
            <text:p>Gap5.15</text:p>
          </table:table-cell>
          <table:table-cell office:value-type="float" office:value="253" calcext:value-type="float">
            <text:p>253</text:p>
          </table:table-cell>
          <table:table-cell office:value-type="float" office:value="274" calcext:value-type="float">
            <text:p>274</text:p>
          </table:table-cell>
          <table:table-cell table:style-name="ce17" office:value-type="float" office:value="254" calcext:value-type="float">
            <text:p>254</text:p>
          </table:table-cell>
          <table:table-cell table:style-name="ce33" table:formula="of:=(([.B2]-[.D2])/[.D2])*100" office:value-type="float" office:value="-0.393700787401575" calcext:value-type="float">
            <text:p>-0,39</text:p>
          </table:table-cell>
          <table:table-cell table:style-name="ce33" table:formula="of:=(([.C2]-[.D2])/[.D2])*100" office:value-type="float" office:value="7.8740157480315" calcext:value-type="float">
            <text:p>7,87</text:p>
          </table:table-cell>
          <table:table-cell table:number-columns-repeated="2"/>
          <table:table-cell table:style-name="ce45" office:value-type="float" office:value="1" calcext:value-type="float">
            <text:p>1</text:p>
          </table:table-cell>
          <table:table-cell table:style-name="ce44" table:formula="of:=COM.MICROSOFT.NORM.DIST([.I2];[.$H$6];[.$H$8];1)" office:value-type="float" office:value="0.0685997502074813" calcext:value-type="float">
            <text:p>0,06860</text:p>
          </table:table-cell>
          <table:table-cell table:style-name="ce47" table:formula="of:=COM.MICROSOFT.NORM.S.INV([.J2])" office:value-type="float" office:value="-1.48630108292059" calcext:value-type="float">
            <text:p>-1,48630</text:p>
          </table:table-cell>
          <table:table-cell table:style-name="ce47"/>
          <table:table-cell table:style-name="ce47" table:formula="of:=COM.MICROSOFT.NORM.INV([.J2];[.$E$13];[.$E$15])" office:value-type="float" office:value="-14.0990136731528" calcext:value-type="float">
            <text:p>-14,09901</text:p>
          </table:table-cell>
          <table:table-cell table:style-name="ce47" table:formula="of:=COM.MICROSOFT.NORM.INV([.J2];[.$F$13];[.$F$15])" office:value-type="float" office:value="-6.801524053921" calcext:value-type="float">
            <text:p>-6,8015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5.20</text:p>
          </table:table-cell>
          <table:table-cell office:value-type="float" office:value="277" calcext:value-type="float">
            <text:p>277</text:p>
          </table:table-cell>
          <table:table-cell office:value-type="float" office:value="344" calcext:value-type="float">
            <text:p>344</text:p>
          </table:table-cell>
          <table:table-cell table:style-name="ce17" office:value-type="float" office:value="269" calcext:value-type="float">
            <text:p>269</text:p>
          </table:table-cell>
          <table:table-cell table:style-name="ce33" table:formula="of:=(([.B3]-[.D3])/[.D3])*100" office:value-type="float" office:value="2.97397769516729" calcext:value-type="float">
            <text:p>2,97</text:p>
          </table:table-cell>
          <table:table-cell table:style-name="ce33" table:formula="of:=(([.C3]-[.D3])/[.D3])*100" office:value-type="float" office:value="27.8810408921933" calcext:value-type="float">
            <text:p>27,88</text:p>
          </table:table-cell>
          <table:table-cell/>
          <table:table-cell table:style-name="ce41"/>
          <table:table-cell table:style-name="ce45" office:value-type="float" office:value="2" calcext:value-type="float">
            <text:p>2</text:p>
          </table:table-cell>
          <table:table-cell table:style-name="ce44" table:formula="of:=COM.MICROSOFT.NORM.DIST([.I3];[.$H$6];[.$H$8];1)" office:value-type="float" office:value="0.123838133845947" calcext:value-type="float">
            <text:p>0,12384</text:p>
          </table:table-cell>
          <table:table-cell table:style-name="ce47" table:formula="of:=COM.MICROSOFT.NORM.S.INV([.J3])" office:value-type="float" office:value="-1.15601195338268" calcext:value-type="float">
            <text:p>-1,15601</text:p>
          </table:table-cell>
          <table:table-cell table:style-name="ce47"/>
          <table:table-cell table:style-name="ce47" table:formula="of:=COM.MICROSOFT.NORM.INV([.J3];[.$E$13];[.$E$15])" office:value-type="float" office:value="-9.85141793044846" calcext:value-type="float">
            <text:p>-9,85142</text:p>
          </table:table-cell>
          <table:table-cell table:style-name="ce47" table:formula="of:=COM.MICROSOFT.NORM.INV([.J3];[.$F$13];[.$F$15])" office:value-type="float" office:value="-1.99496452742315" calcext:value-type="float">
            <text:p>-1,9949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5.25</text:p>
          </table:table-cell>
          <table:table-cell office:value-type="float" office:value="417" calcext:value-type="float">
            <text:p>417</text:p>
          </table:table-cell>
          <table:table-cell office:value-type="float" office:value="462" calcext:value-type="float">
            <text:p>462</text:p>
          </table:table-cell>
          <table:table-cell table:style-name="ce17" office:value-type="float" office:value="431" calcext:value-type="float">
            <text:p>431</text:p>
          </table:table-cell>
          <table:table-cell table:style-name="ce33" table:formula="of:=(([.B4]-[.D4])/[.D4])*100" office:value-type="float" office:value="-3.24825986078886" calcext:value-type="float">
            <text:p>-3,25</text:p>
          </table:table-cell>
          <table:table-cell table:style-name="ce33" table:formula="of:=(([.C4]-[.D4])/[.D4])*100" office:value-type="float" office:value="7.19257540603248" calcext:value-type="float">
            <text:p>7,19</text:p>
          </table:table-cell>
          <table:table-cell/>
          <table:table-cell table:style-name="ce41"/>
          <table:table-cell table:style-name="ce45" office:value-type="float" office:value="3" calcext:value-type="float">
            <text:p>3</text:p>
          </table:table-cell>
          <table:table-cell table:style-name="ce44" table:formula="of:=COM.MICROSOFT.NORM.DIST([.I4];[.$H$6];[.$H$8];1)" office:value-type="float" office:value="0.204480671018437" calcext:value-type="float">
            <text:p>0,20448</text:p>
          </table:table-cell>
          <table:table-cell table:style-name="ce47" table:formula="of:=COM.MICROSOFT.NORM.S.INV([.J4])" office:value-type="float" office:value="-0.82572282384477" calcext:value-type="float">
            <text:p>-0,82572</text:p>
          </table:table-cell>
          <table:table-cell table:style-name="ce47"/>
          <table:table-cell table:style-name="ce47" table:formula="of:=COM.MICROSOFT.NORM.INV([.J4];[.$E$13];[.$E$15])" office:value-type="float" office:value="-5.60382218774408" calcext:value-type="float">
            <text:p>-5,60382</text:p>
          </table:table-cell>
          <table:table-cell table:style-name="ce47" table:formula="of:=COM.MICROSOFT.NORM.INV([.J4];[.$F$13];[.$F$15])" office:value-type="float" office:value="2.8115949990747" calcext:value-type="float">
            <text:p>2,8115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5.30</text:p>
          </table:table-cell>
          <table:table-cell office:value-type="float" office:value="404" calcext:value-type="float">
            <text:p>404</text:p>
          </table:table-cell>
          <table:table-cell office:value-type="float" office:value="466" calcext:value-type="float">
            <text:p>466</text:p>
          </table:table-cell>
          <table:table-cell table:style-name="ce17" office:value-type="float" office:value="415" calcext:value-type="float">
            <text:p>415</text:p>
          </table:table-cell>
          <table:table-cell table:style-name="ce33" table:formula="of:=(([.B5]-[.D5])/[.D5])*100" office:value-type="float" office:value="-2.65060240963855" calcext:value-type="float">
            <text:p>-2,65</text:p>
          </table:table-cell>
          <table:table-cell table:style-name="ce33" table:formula="of:=(([.C5]-[.D5])/[.D5])*100" office:value-type="float" office:value="12.289156626506" calcext:value-type="float">
            <text:p>12,29</text:p>
          </table:table-cell>
          <table:table-cell/>
          <table:table-cell table:style-name="ce43" office:value-type="string" calcext:value-type="string">
            <text:p>Media CDF</text:p>
          </table:table-cell>
          <table:table-cell table:style-name="ce45" office:value-type="float" office:value="4" calcext:value-type="float">
            <text:p>4</text:p>
          </table:table-cell>
          <table:table-cell table:style-name="ce44" table:formula="of:=COM.MICROSOFT.NORM.DIST([.I5];[.$H$6];[.$H$8];1)" office:value-type="float" office:value="0.310147007674581" calcext:value-type="float">
            <text:p>0,31015</text:p>
          </table:table-cell>
          <table:table-cell table:style-name="ce47" table:formula="of:=COM.MICROSOFT.NORM.S.INV([.J5])" office:value-type="float" office:value="-0.495433694306862" calcext:value-type="float">
            <text:p>-0,49543</text:p>
          </table:table-cell>
          <table:table-cell table:style-name="ce47"/>
          <table:table-cell table:style-name="ce47" table:formula="of:=COM.MICROSOFT.NORM.INV([.J5];[.$E$13];[.$E$15])" office:value-type="float" office:value="-1.35622644503969" calcext:value-type="float">
            <text:p>-1,35623</text:p>
          </table:table-cell>
          <table:table-cell table:style-name="ce47" table:formula="of:=COM.MICROSOFT.NORM.INV([.J5];[.$F$13];[.$F$15])" office:value-type="float" office:value="7.61815452557256" calcext:value-type="float">
            <text:p>7,618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5.30-2</text:p>
          </table:table-cell>
          <table:table-cell office:value-type="float" office:value="409" calcext:value-type="float">
            <text:p>409</text:p>
          </table:table-cell>
          <table:table-cell office:value-type="float" office:value="464" calcext:value-type="float">
            <text:p>464</text:p>
          </table:table-cell>
          <table:table-cell table:style-name="ce17" office:value-type="float" office:value="415" calcext:value-type="float">
            <text:p>415</text:p>
          </table:table-cell>
          <table:table-cell table:style-name="ce33" table:formula="of:=(([.B6]-[.D6])/[.D6])*100" office:value-type="float" office:value="-1.44578313253012" calcext:value-type="float">
            <text:p>-1,45</text:p>
          </table:table-cell>
          <table:table-cell table:style-name="ce33" table:formula="of:=(([.C6]-[.D6])/[.D6])*100" office:value-type="float" office:value="11.8072289156627" calcext:value-type="float">
            <text:p>11,81</text:p>
          </table:table-cell>
          <table:table-cell/>
          <table:table-cell table:formula="of:=AVERAGE([.I2:.I11])" office:value-type="float" office:value="5.5" calcext:value-type="float">
            <text:p>5,5</text:p>
          </table:table-cell>
          <table:table-cell table:style-name="ce45" office:value-type="float" office:value="5" calcext:value-type="float">
            <text:p>5</text:p>
          </table:table-cell>
          <table:table-cell table:style-name="ce44" table:formula="of:=COM.MICROSOFT.NORM.DIST([.I6];[.$H$6];[.$H$8];1)" office:value-type="float" office:value="0.434415098462657" calcext:value-type="float">
            <text:p>0,43442</text:p>
          </table:table-cell>
          <table:table-cell table:style-name="ce47" table:formula="of:=COM.MICROSOFT.NORM.S.INV([.J6])" office:value-type="float" office:value="-0.165144564768954" calcext:value-type="float">
            <text:p>-0,16514</text:p>
          </table:table-cell>
          <table:table-cell table:style-name="ce47"/>
          <table:table-cell table:style-name="ce47" table:formula="of:=COM.MICROSOFT.NORM.INV([.J6];[.$E$13];[.$E$15])" office:value-type="float" office:value="2.89136929766469" calcext:value-type="float">
            <text:p>2,89137</text:p>
          </table:table-cell>
          <table:table-cell table:style-name="ce47" table:formula="of:=COM.MICROSOFT.NORM.INV([.J6];[.$F$13];[.$F$15])" office:value-type="float" office:value="12.4247140520704" calcext:value-type="float">
            <text:p>12,424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8.24</text:p>
          </table:table-cell>
          <table:table-cell office:value-type="float" office:value="426" calcext:value-type="float">
            <text:p>426</text:p>
          </table:table-cell>
          <table:table-cell office:value-type="float" office:value="433" calcext:value-type="float">
            <text:p>433</text:p>
          </table:table-cell>
          <table:table-cell table:style-name="ce17" office:value-type="float" office:value="398" calcext:value-type="float">
            <text:p>398</text:p>
          </table:table-cell>
          <table:table-cell table:style-name="ce33" table:formula="of:=(([.B7]-[.D7])/[.D7])*100" office:value-type="float" office:value="7.03517587939699" calcext:value-type="float">
            <text:p>7,04</text:p>
          </table:table-cell>
          <table:table-cell table:style-name="ce33" table:formula="of:=(([.C7]-[.D7])/[.D7])*100" office:value-type="float" office:value="8.79396984924623" calcext:value-type="float">
            <text:p>8,79</text:p>
          </table:table-cell>
          <table:table-cell/>
          <table:table-cell table:style-name="ce43" office:value-type="string" calcext:value-type="string">
            <text:p>Dev. St. CDF</text:p>
          </table:table-cell>
          <table:table-cell table:style-name="ce45" office:value-type="float" office:value="6" calcext:value-type="float">
            <text:p>6</text:p>
          </table:table-cell>
          <table:table-cell table:style-name="ce44" table:formula="of:=COM.MICROSOFT.NORM.DIST([.I7];[.$H$6];[.$H$8];1)" office:value-type="float" office:value="0.565584901537343" calcext:value-type="float">
            <text:p>0,56558</text:p>
          </table:table-cell>
          <table:table-cell table:style-name="ce47" table:formula="of:=COM.MICROSOFT.NORM.S.INV([.J7])" office:value-type="float" office:value="0.165144564768954" calcext:value-type="float">
            <text:p>0,16514</text:p>
          </table:table-cell>
          <table:table-cell table:style-name="ce47"/>
          <table:table-cell table:style-name="ce47" table:formula="of:=COM.MICROSOFT.NORM.INV([.J7];[.$E$13];[.$E$15])" office:value-type="float" office:value="7.13896504036907" calcext:value-type="float">
            <text:p>7,13897</text:p>
          </table:table-cell>
          <table:table-cell table:style-name="ce47" table:formula="of:=COM.MICROSOFT.NORM.INV([.J7];[.$F$13];[.$F$15])" office:value-type="float" office:value="17.2312735785683" calcext:value-type="float">
            <text:p>17,231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8.24-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table:style-name="ce17" office:value-type="float" office:value="384" calcext:value-type="float">
            <text:p>384</text:p>
          </table:table-cell>
          <table:table-cell table:style-name="ce33" table:formula="of:=(([.B8]-[.D8])/[.D8])*100" office:value-type="float" office:value="2.34375" calcext:value-type="float">
            <text:p>2,34</text:p>
          </table:table-cell>
          <table:table-cell table:style-name="ce33" table:formula="of:=(([.C8]-[.D8])/[.D8])*100" office:value-type="float" office:value="2.60416666666667" calcext:value-type="float">
            <text:p>2,60</text:p>
          </table:table-cell>
          <table:table-cell/>
          <table:table-cell table:style-name="ce44" table:formula="of:=STDEV([.I2:.I11])" office:value-type="float" office:value="3.02765035409749" calcext:value-type="float">
            <text:p>3,02765</text:p>
          </table:table-cell>
          <table:table-cell table:style-name="ce45" office:value-type="float" office:value="7" calcext:value-type="float">
            <text:p>7</text:p>
          </table:table-cell>
          <table:table-cell table:style-name="ce44" table:formula="of:=COM.MICROSOFT.NORM.DIST([.I8];[.$H$6];[.$H$8];1)" office:value-type="float" office:value="0.689852992325419" calcext:value-type="float">
            <text:p>0,68985</text:p>
          </table:table-cell>
          <table:table-cell table:style-name="ce47" table:formula="of:=COM.MICROSOFT.NORM.S.INV([.J8])" office:value-type="float" office:value="0.495433694306862" calcext:value-type="float">
            <text:p>0,49543</text:p>
          </table:table-cell>
          <table:table-cell table:style-name="ce47"/>
          <table:table-cell table:style-name="ce47" table:formula="of:=COM.MICROSOFT.NORM.INV([.J8];[.$E$13];[.$E$15])" office:value-type="float" office:value="11.3865607830735" calcext:value-type="float">
            <text:p>11,38656</text:p>
          </table:table-cell>
          <table:table-cell table:style-name="ce47" table:formula="of:=COM.MICROSOFT.NORM.INV([.J8];[.$F$13];[.$F$15])" office:value-type="float" office:value="22.0378331050661" calcext:value-type="float">
            <text:p>22,037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10.40</text:p>
          </table:table-cell>
          <table:table-cell office:value-type="float" office:value="643" calcext:value-type="float">
            <text:p>643</text:p>
          </table:table-cell>
          <table:table-cell office:value-type="float" office:value="684" calcext:value-type="float">
            <text:p>684</text:p>
          </table:table-cell>
          <table:table-cell table:style-name="ce17" office:value-type="float" office:value="628" calcext:value-type="float">
            <text:p>628</text:p>
          </table:table-cell>
          <table:table-cell table:style-name="ce33" table:formula="of:=(([.B9]-[.D9])/[.D9])*100" office:value-type="float" office:value="2.38853503184713" calcext:value-type="float">
            <text:p>2,39</text:p>
          </table:table-cell>
          <table:table-cell table:style-name="ce33" table:formula="of:=(([.C9]-[.D9])/[.D9])*100" office:value-type="float" office:value="8.9171974522293" calcext:value-type="float">
            <text:p>8,92</text:p>
          </table:table-cell>
          <table:table-cell table:style-name="ce41" table:number-columns-repeated="2"/>
          <table:table-cell table:style-name="ce45" office:value-type="float" office:value="8" calcext:value-type="float">
            <text:p>8</text:p>
          </table:table-cell>
          <table:table-cell table:style-name="ce44" table:formula="of:=COM.MICROSOFT.NORM.DIST([.I9];[.$H$6];[.$H$8];1)" office:value-type="float" office:value="0.795519328981563" calcext:value-type="float">
            <text:p>0,79552</text:p>
          </table:table-cell>
          <table:table-cell table:style-name="ce47" table:formula="of:=COM.MICROSOFT.NORM.S.INV([.J9])" office:value-type="float" office:value="0.82572282384477" calcext:value-type="float">
            <text:p>0,82572</text:p>
          </table:table-cell>
          <table:table-cell table:style-name="ce47"/>
          <table:table-cell table:style-name="ce47" table:formula="of:=COM.MICROSOFT.NORM.INV([.J9];[.$E$13];[.$E$15])" office:value-type="float" office:value="15.6341565257778" calcext:value-type="float">
            <text:p>15,63416</text:p>
          </table:table-cell>
          <table:table-cell table:style-name="ce47" table:formula="of:=COM.MICROSOFT.NORM.INV([.J9];[.$F$13];[.$F$15])" office:value-type="float" office:value="26.844392631564" calcext:value-type="float">
            <text:p>26,844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10.50</text:p>
          </table:table-cell>
          <table:table-cell office:value-type="float" office:value="591" calcext:value-type="float">
            <text:p>591</text:p>
          </table:table-cell>
          <table:table-cell office:value-type="float" office:value="629" calcext:value-type="float">
            <text:p>629</text:p>
          </table:table-cell>
          <table:table-cell table:style-name="ce17" office:value-type="float" office:value="576" calcext:value-type="float">
            <text:p>576</text:p>
          </table:table-cell>
          <table:table-cell table:style-name="ce33" table:formula="of:=(([.B10]-[.D10])/[.D10])*100" office:value-type="float" office:value="2.60416666666667" calcext:value-type="float">
            <text:p>2,60</text:p>
          </table:table-cell>
          <table:table-cell table:style-name="ce33" table:formula="of:=(([.C10]-[.D10])/[.D10])*100" office:value-type="float" office:value="9.20138888888889" calcext:value-type="float">
            <text:p>9,20</text:p>
          </table:table-cell>
          <table:table-cell table:style-name="ce41"/>
          <table:table-cell/>
          <table:table-cell table:style-name="ce45" office:value-type="float" office:value="9" calcext:value-type="float">
            <text:p>9</text:p>
          </table:table-cell>
          <table:table-cell table:style-name="ce44" table:formula="of:=COM.MICROSOFT.NORM.DIST([.I10];[.$H$6];[.$H$8];1)" office:value-type="float" office:value="0.876161866154053" calcext:value-type="float">
            <text:p>0,87616</text:p>
          </table:table-cell>
          <table:table-cell table:style-name="ce47" table:formula="of:=COM.MICROSOFT.NORM.S.INV([.J10])" office:value-type="float" office:value="1.15601195338268" calcext:value-type="float">
            <text:p>1,15601</text:p>
          </table:table-cell>
          <table:table-cell table:style-name="ce47"/>
          <table:table-cell table:style-name="ce47" table:formula="of:=COM.MICROSOFT.NORM.INV([.J10];[.$E$13];[.$E$15])" office:value-type="float" office:value="19.8817522684822" calcext:value-type="float">
            <text:p>19,88175</text:p>
          </table:table-cell>
          <table:table-cell table:style-name="ce47" table:formula="of:=COM.MICROSOFT.NORM.INV([.J10];[.$F$13];[.$F$15])" office:value-type="float" office:value="31.6509521580618" calcext:value-type="float">
            <text:p>31,650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10.60</text:p>
          </table:table-cell>
          <table:table-cell office:value-type="float" office:value="981" calcext:value-type="float">
            <text:p>981</text:p>
          </table:table-cell>
          <table:table-cell office:value-type="float" office:value="1059" calcext:value-type="float">
            <text:p>1059</text:p>
          </table:table-cell>
          <table:table-cell table:style-name="ce17" office:value-type="float" office:value="698" calcext:value-type="float">
            <text:p>698</text:p>
          </table:table-cell>
          <table:table-cell table:style-name="ce33" table:formula="of:=(([.B11]-[.D11])/[.D11])*100" office:value-type="float" office:value="40.5444126074499" calcext:value-type="float">
            <text:p>40,54</text:p>
          </table:table-cell>
          <table:table-cell table:style-name="ce33" table:formula="of:=(([.C11]-[.D11])/[.D11])*100" office:value-type="float" office:value="51.7191977077364" calcext:value-type="float">
            <text:p>51,72</text:p>
          </table:table-cell>
          <table:table-cell table:style-name="ce41"/>
          <table:table-cell/>
          <table:table-cell table:style-name="ce45" office:value-type="float" office:value="10" calcext:value-type="float">
            <text:p>10</text:p>
          </table:table-cell>
          <table:table-cell table:style-name="ce44" table:formula="of:=COM.MICROSOFT.NORM.DIST([.I11];[.$H$6];[.$H$8];1)" office:value-type="float" office:value="0.931400249792519" calcext:value-type="float">
            <text:p>0,93140</text:p>
          </table:table-cell>
          <table:table-cell table:style-name="ce47" table:formula="of:=COM.MICROSOFT.NORM.S.INV([.J11])" office:value-type="float" office:value="1.48630108292059" calcext:value-type="float">
            <text:p>1,48630</text:p>
          </table:table-cell>
          <table:table-cell table:style-name="ce47"/>
          <table:table-cell table:style-name="ce47" table:formula="of:=COM.MICROSOFT.NORM.INV([.J11];[.$E$13];[.$E$15])" office:value-type="float" office:value="24.1293480111866" calcext:value-type="float">
            <text:p>24,12935</text:p>
          </table:table-cell>
          <table:table-cell table:style-name="ce47" table:formula="of:=COM.MICROSOFT.NORM.INV([.J11];[.$F$13];[.$F$15])" office:value-type="float" office:value="36.4575116845597" calcext:value-type="float">
            <text:p>36,45751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 table:number-columns-repeated="9"/>
          <table:table-cell table:number-columns-repeated="6"/>
        </table:table-row>
        <table:table-row table:style-name="ro3">
          <table:table-cell table:style-name="ce3" office:value-type="string" calcext:value-type="string">
            <text:p>Media</text:p>
          </table:table-cell>
          <table:table-cell table:style-name="ce19" table:formula="of:=AVERAGE([.B2:.B11])" office:value-type="float" office:value="479.4" calcext:value-type="float">
            <text:p>479,40</text:p>
          </table:table-cell>
          <table:table-cell table:style-name="ce19" table:formula="of:=AVERAGE([.C2:.C11])" office:value-type="float" office:value="520.9" calcext:value-type="float">
            <text:p>520,90</text:p>
          </table:table-cell>
          <table:table-cell table:style-name="ce19"/>
          <table:table-cell table:style-name="ce19" table:formula="of:=AVERAGE([.E2:.E11])" office:value-type="float" office:value="5.01516716901688" calcext:value-type="float">
            <text:p>5,02</text:p>
          </table:table-cell>
          <table:table-cell table:style-name="ce19" table:formula="of:=AVERAGE([.F2:.F11])" office:value-type="float" office:value="14.8279938153193" calcext:value-type="float">
            <text:p>14,83</text:p>
          </table:table-cell>
          <table:table-cell table:style-name="ce41" table:number-columns-repeated="2"/>
          <table:table-cell table:style-name="ce18" table:number-columns-repeated="2"/>
          <table:table-cell table:number-columns-repeated="6"/>
        </table:table-row>
        <table:table-row table:style-name="ro3">
          <table:table-cell table:style-name="ce4"/>
          <table:table-cell table:style-name="ce20" table:number-columns-repeated="3"/>
          <table:table-cell table:style-name="ce21" table:number-columns-repeated="2"/>
          <table:table-cell table:style-name="ce42" table:number-columns-repeated="2"/>
          <table:table-cell table:number-columns-repeated="8"/>
        </table:table-row>
        <table:table-row table:style-name="ro1">
          <table:table-cell table:style-name="ce5" office:value-type="string" calcext:value-type="string">
            <text:p>Deviazione Standard</text:p>
          </table:table-cell>
          <table:table-cell table:style-name="ce21" table:formula="of:=STDEV([.B2:.B11])" office:value-type="float" office:value="212.889225237498" calcext:value-type="float">
            <text:p>212,89</text:p>
          </table:table-cell>
          <table:table-cell table:style-name="ce21" table:formula="of:=STDEV([.C2:.C11])" office:value-type="float" office:value="224.510059165879" calcext:value-type="float">
            <text:p>224,51</text:p>
          </table:table-cell>
          <table:table-cell table:style-name="ce21"/>
          <table:table-cell table:style-name="ce21" table:formula="of:=STDEV([.E2:.E11])" office:value-type="float" office:value="12.8602347544619" calcext:value-type="float">
            <text:p>12,86</text:p>
          </table:table-cell>
          <table:table-cell table:style-name="ce21" table:formula="of:=STDEV([.F2:.F11])" office:value-type="float" office:value="14.5525816523919" calcext:value-type="float">
            <text:p>14,55</text:p>
          </table:table-cell>
          <table:table-cell table:style-name="ce42" table:number-columns-repeated="2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6" office:value-type="string" calcext:value-type="string">
            <text:p>Numerosità campione</text:p>
          </table:table-cell>
          <table:table-cell table:style-name="ce22" table:formula="of:=COUNT([.B2:.B11])" office:value-type="float" office:value="10" calcext:value-type="float">
            <text:p>10</text:p>
          </table:table-cell>
          <table:table-cell table:style-name="ce22" table:formula="of:=COUNT([.C2:.C11])" office:value-type="float" office:value="10" calcext:value-type="float">
            <text:p>10</text:p>
          </table:table-cell>
          <table:table-cell table:style-name="ce22" table:number-columns-repeated="2"/>
          <table:table-cell table:style-name="ce38"/>
          <table:table-cell table:number-columns-repeated="10"/>
        </table:table-row>
        <table:table-row table:style-name="ro1">
          <table:table-cell table:style-name="ce7" office:value-type="string" calcext:value-type="string">
            <text:p>Gradi di libertà</text:p>
          </table:table-cell>
          <table:table-cell table:style-name="ce23" office:value-type="float" office:value="18" calcext:value-type="float">
            <text:p>18</text:p>
          </table:table-cell>
          <table:table-cell table:style-name="ce23" table:number-columns-repeated="3"/>
          <table:table-cell table:style-name="ce39"/>
          <table:table-cell table:style-name="ce23"/>
          <table:table-cell table:number-columns-repeated="9"/>
        </table:table-row>
        <table:table-row table:style-name="ro2">
          <table:table-cell table:style-name="ce7" office:value-type="string" calcext:value-type="string">
            <text:p>Diff Medie</text:p>
          </table:table-cell>
          <table:table-cell table:style-name="ce23" table:formula="of:=ABS([.B13]-[.C13])" office:value-type="float" office:value="41.5" calcext:value-type="float">
            <text:p>41,5</text:p>
          </table:table-cell>
          <table:table-cell table:style-name="ce23" table:number-columns-repeated="3"/>
          <table:table-cell table:style-name="ce39"/>
          <table:table-cell table:style-name="ce23"/>
          <table:table-cell table:number-columns-repeated="9"/>
        </table:table-row>
        <table:table-row table:style-name="ro2">
          <table:table-cell table:style-name="ce8"/>
          <table:table-cell table:style-name="Default"/>
          <table:table-cell table:style-name="ce23" table:number-columns-repeated="3"/>
          <table:table-cell table:style-name="ce39"/>
          <table:table-cell table:style-name="ce23"/>
          <table:table-cell table:number-columns-repeated="9"/>
        </table:table-row>
        <table:table-row table:style-name="ro3">
          <table:table-cell table:style-name="ce9" office:value-type="string" calcext:value-type="string">
            <text:p>t Student</text:p>
          </table:table-cell>
          <table:table-cell table:style-name="ce24" table:formula="of:=[.B19]/SQRT((([.B17]-1)*[.B15]^2+([.C17]-1)*[.C15]^2)/([.B17]+[.C17]-2)*(([.B17]+[.C17])/([.B17]*[.C17])))" office:value-type="float" office:value="0.424162045658375" calcext:value-type="float">
            <text:p>0,424162</text:p>
          </table:table-cell>
          <table:table-cell table:style-name="Default"/>
          <table:table-cell table:style-name="ce30" office:value-type="string" calcext:value-type="string" table:number-columns-spanned="3" table:number-rows-spanned="2">
            <text:p>Non posso utilizzare la t di Student perché i dati non sono distribuiti normalmente</text:p>
          </table:table-cell>
          <table:covered-table-cell/>
          <table:covered-table-cell table:style-name="ce35"/>
          <table:table-cell table:number-columns-repeated="10"/>
        </table:table-row>
        <table:table-row table:style-name="ro1">
          <table:table-cell table:style-name="ce10" office:value-type="string" calcext:value-type="string">
            <text:p>Livello Signif.</text:p>
          </table:table-cell>
          <table:table-cell table:style-name="ce25" table:formula="of:=LEGACY.TDIST([.B21];[.B18];2)" office:value-type="float" office:value="0.67647370710908" calcext:value-type="float">
            <text:p>0,6764737071</text:p>
          </table:table-cell>
          <table:table-cell table:style-name="ce26"/>
          <table:covered-table-cell table:number-columns-repeated="2" table:style-name="ce26"/>
          <table:covered-table-cell table:style-name="ce37"/>
          <table:table-cell table:number-columns-repeated="10"/>
        </table:table-row>
        <table:table-row table:style-name="ro2" table:number-rows-repeated="2">
          <table:table-cell table:style-name="Default" table:number-columns-repeated="3"/>
          <table:table-cell table:number-columns-repeated="13"/>
        </table:table-row>
        <table:table-row table:style-name="ro2">
          <table:table-cell table:style-name="ce11" office:value-type="string" calcext:value-type="string">
            <text:p>SA – TS</text:p>
          </table:table-cell>
          <table:table-cell table:style-name="ce11" office:value-type="string" calcext:value-type="string">
            <text:p>Rank</text:p>
          </table:table-cell>
          <table:table-cell table:style-name="ce27"/>
          <table:table-cell table:number-columns-repeated="13"/>
        </table:table-row>
        <table:table-row table:style-name="ro2">
          <table:table-cell table:formula="of:=[.C2]-[.B2]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28"/>
          <table:table-cell table:number-columns-repeated="13"/>
        </table:table-row>
        <table:table-row table:style-name="ro2">
          <table:table-cell table:formula="of:=[.C3]-[.B3]" office:value-type="float" office:value="67" calcext:value-type="float">
            <text:p>67</text:p>
          </table:table-cell>
          <table:table-cell table:style-name="ce1" office:value-type="float" office:value="9" calcext:value-type="float">
            <text:p>9</text:p>
          </table:table-cell>
          <table:table-cell table:style-name="ce28"/>
          <table:table-cell table:number-columns-repeated="13"/>
        </table:table-row>
        <table:table-row table:style-name="ro2">
          <table:table-cell table:formula="of:=[.C4]-[.B4]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28"/>
          <table:table-cell table:number-columns-repeated="13"/>
        </table:table-row>
        <table:table-row table:style-name="ro2">
          <table:table-cell table:formula="of:=[.C5]-[.B5]" office:value-type="float" office:value="62" calcext:value-type="float">
            <text:p>62</text:p>
          </table:table-cell>
          <table:table-cell table:style-name="ce1" office:value-type="float" office:value="8" calcext:value-type="float">
            <text:p>8</text:p>
          </table:table-cell>
          <table:table-cell table:style-name="ce28"/>
          <table:table-cell table:number-columns-repeated="13"/>
        </table:table-row>
        <table:table-row table:style-name="ro2">
          <table:table-cell table:formula="of:=[.C6]-[.B6]" office:value-type="float" office:value="55" calcext:value-type="float">
            <text:p>55</text:p>
          </table:table-cell>
          <table:table-cell table:style-name="ce1" office:value-type="float" office:value="7" calcext:value-type="float">
            <text:p>7</text:p>
          </table:table-cell>
          <table:table-cell table:style-name="ce28"/>
          <table:table-cell table:number-columns-repeated="13"/>
        </table:table-row>
        <table:table-row table:style-name="ro2">
          <table:table-cell table:formula="of:=[.C7]-[.B7]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28"/>
          <table:table-cell table:number-columns-repeated="13"/>
        </table:table-row>
        <table:table-row table:style-name="ro2">
          <table:table-cell table:formula="of:=[.C8]-[.B8]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28"/>
          <table:table-cell table:number-columns-repeated="13"/>
        </table:table-row>
        <table:table-row table:style-name="ro2">
          <table:table-cell table:formula="of:=[.C9]-[.B9]" office:value-type="float" office:value="41" calcext:value-type="float">
            <text:p>41</text:p>
          </table:table-cell>
          <table:table-cell table:style-name="ce1" office:value-type="float" office:value="5" calcext:value-type="float">
            <text:p>5</text:p>
          </table:table-cell>
          <table:table-cell table:style-name="ce28"/>
          <table:table-cell table:number-columns-repeated="13"/>
        </table:table-row>
        <table:table-row table:style-name="ro2">
          <table:table-cell table:formula="of:=[.C10]-[.B10]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28"/>
          <table:table-cell table:number-columns-repeated="13"/>
        </table:table-row>
        <table:table-row table:style-name="ro2">
          <table:table-cell table:formula="of:=[.C11]-[.B11]" office:value-type="float" office:value="78" calcext:value-type="float">
            <text:p>78</text:p>
          </table:table-cell>
          <table:table-cell table:style-name="ce1" office:value-type="float" office:value="10" calcext:value-type="float">
            <text:p>10</text:p>
          </table:table-cell>
          <table:table-cell table:style-name="ce28"/>
          <table:table-cell table:number-columns-repeated="13"/>
        </table:table-row>
        <table:table-row table:style-name="ro2"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6" office:value-type="string" calcext:value-type="string">
            <text:p>Somma positivi</text:p>
          </table:table-cell>
          <table:table-cell table:style-name="ce22" table:formula="of:=SUM([.C26:.C35])" office:value-type="float" office:value="0" calcext:value-type="float">
            <text:p>0</text:p>
          </table:table-cell>
          <table:table-cell table:style-name="ce22"/>
          <table:table-cell table:style-name="ce31" office:value-type="string" calcext:value-type="string">
            <text:p>W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Somma negativ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32" office:value-type="string" calcext:value-type="string">
            <text:p>N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1"/>
        </table:table-row>
        <table:table-row table:style-name="ro3">
          <table:table-cell table:style-name="ce13"/>
          <table:table-cell table:style-name="Default"/>
          <table:table-cell table:style-name="ce29" office:value-type="string" calcext:value-type="string" table:number-columns-spanned="2" table:number-rows-spanned="1">
            <text:p>Critical 2T (0.05)</text:p>
          </table:table-cell>
          <table:covered-table-cell table:style-name="ce29"/>
          <table:table-cell table:style-name="ce36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table:style-name="ce14"/>
          <table:table-cell table:style-name="Default" table:number-columns-repeated="2"/>
          <table:table-cell/>
          <table:table-cell table:style-name="ce35"/>
          <table:table-cell table:number-columns-repeated="11"/>
        </table:table-row>
        <table:table-row table:style-name="ro4">
          <table:table-cell table:style-name="ce15" office:value-type="string" calcext:value-type="string" table:number-columns-spanned="5" table:number-rows-spanned="1">
            <text:p>Il test di Wilcoxon ha dimostrato che ci sono delle differenze sostanziali tra i risultati dei due algoritmi: il Simulated Annealing è meno efficiente del Tabu Search</text:p>
          </table:table-cell>
          <table:covered-table-cell table:number-columns-repeated="3" table:style-name="ce26"/>
          <table:covered-table-cell table:style-name="ce37"/>
          <table:table-cell table:number-columns-repeated="11"/>
        </table:table-row>
      </table:table>
      <table:named-expressions/>
      <table:database-ranges>
        <table:database-range table:name="__Anonymous_Sheet_DB__0" table:target-range-address="Foglio1.A26:Foglio1.A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6" number:min-integer-digits="1"/>
    </number:number-style>
    <number:number-style style:name="N106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/00/0000</text:date>, <text:time style:data-style-name="N2" text:time-value="16:13:54.74165030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20:25:12.949687651</meta:creation-date>
    <dc:date>2015-01-14T16:14:22.723428625</dc:date>
    <meta:editing-duration>PT1H11M29S</meta:editing-duration>
    <meta:editing-cycles>17</meta:editing-cycles>
    <meta:generator>LibreOffice/4.3.5.2.0$Linux_X86_64 LibreOffice_project/430m0$Build-2</meta:generator>
    <meta:document-statistic meta:table-count="1" meta:cell-count="1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6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37cm" svg:height="9.616cm" xlink:href=".." xlink:type="simple" chart:class="chart:scatter" chart:style-name="ch1">
        <chart:legend chart:legend-position="end" svg:x="12.591cm" svg:y="3.762cm" style:legend-expansion="high" chart:style-name="ch2"/>
        <chart:plot-area chart:style-name="ch3" table:cell-range-address="Foglio1.K2:Foglio1.K11 Foglio1.E2:Foglio1.F11 Foglio1.M2:Foglio1.N11" chart:data-source-has-labels="both" svg:x="0.306cm" svg:y="0.192cm" svg:width="11.979cm" svg:height="9.232cm">
          <chartooo:coordinate-region svg:x="0.968cm" svg:y="0.391cm" svg:width="10.707cm" svg:height="8.834cm"/>
          <chart:axis chart:dimension="x" chart:name="primary-x" chart:style-name="ch4" chartooo:axis-type="auto">
            <chart:categories table:cell-range-address="Foglio1.K3:Foglio1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E2:Foglio1.E11" loext:label-string="dati_ts" chart:class="chart:scatter">
            <chart:domain table:cell-range-address="Foglio1.K2:Foglio1.K11"/>
            <chart:data-point chart:repeated="10"/>
          </chart:series>
          <chart:series chart:style-name="ch8" chart:values-cell-range-address="Foglio1.M2:Foglio1.M11" loext:label-string="attesi_ts" chart:class="chart:scatter">
            <chart:data-point chart:repeated="10"/>
          </chart:series>
          <chart:series chart:style-name="ch9" chart:values-cell-range-address="Foglio1.F2:Foglio1.F11" loext:label-string="dati_sa" chart:class="chart:scatter">
            <chart:data-point chart:repeated="10"/>
          </chart:series>
          <chart:series chart:style-name="ch10" chart:values-cell-range-address="Foglio1.N2:Foglio1.N11" loext:label-string="attesi_sa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K</text:p>
              </table:table-cell>
              <table:table-cell office:value-type="string">
                <text:p>dati_ts</text:p>
              </table:table-cell>
              <table:table-cell office:value-type="string">
                <text:p>attesi_ts</text:p>
              </table:table-cell>
              <table:table-cell office:value-type="string">
                <text:p>dati_sa</text:p>
              </table:table-cell>
              <table:table-cell office:value-type="string">
                <text:p>attesi_sa</text:p>
              </table:table-cell>
            </table:table-row>
          </table:table-header-rows>
          <table:table-rows>
            <table:table-row>
              <table:table-cell office:value-type="float" office:value="-1.15601195338268">
                <text:p>-</text:p>
                <draw:g>
                  <svg:desc>Foglio1.K3:Foglio1.K11</svg:desc>
                </draw:g>
              </table:table-cell>
              <table:table-cell office:value-type="float" office:value="-1.48630108292059">
                <text:p>-1.48630108292059</text:p>
                <draw:g>
                  <svg:desc>Foglio1.K2:Foglio1.K11</svg:desc>
                </draw:g>
              </table:table-cell>
              <table:table-cell office:value-type="float" office:value="-0.393700787401575">
                <text:p>-0.393700787401575</text:p>
                <draw:g>
                  <svg:desc>Foglio1.E2:Foglio1.E11</svg:desc>
                </draw:g>
              </table:table-cell>
              <table:table-cell office:value-type="float" office:value="-14.0990136731528">
                <text:p>-14.0990136731528</text:p>
                <draw:g>
                  <svg:desc>Foglio1.M2:Foglio1.M11</svg:desc>
                </draw:g>
              </table:table-cell>
              <table:table-cell office:value-type="float" office:value="7.8740157480315">
                <text:p>7.8740157480315</text:p>
                <draw:g>
                  <svg:desc>Foglio1.F2:Foglio1.F11</svg:desc>
                </draw:g>
              </table:table-cell>
              <table:table-cell office:value-type="float" office:value="-6.801524053921">
                <text:p>-6.801524053921</text:p>
                <draw:g>
                  <svg:desc>Foglio1.N2:Foglio1.N11</svg:desc>
                </draw:g>
              </table:table-cell>
            </table:table-row>
            <table:table-row>
              <table:table-cell office:value-type="float" office:value="-0.82572282384477">
                <text:p>-0</text:p>
              </table:table-cell>
              <table:table-cell office:value-type="float" office:value="-1.15601195338268">
                <text:p>-1.15601195338268</text:p>
              </table:table-cell>
              <table:table-cell office:value-type="float" office:value="2.97397769516729">
                <text:p>2.97397769516729</text:p>
              </table:table-cell>
              <table:table-cell office:value-type="float" office:value="-9.85141793044846">
                <text:p>-9.85141793044846</text:p>
              </table:table-cell>
              <table:table-cell office:value-type="float" office:value="27.8810408921933">
                <text:p>27.8810408921933</text:p>
              </table:table-cell>
              <table:table-cell office:value-type="float" office:value="-1.99496452742315">
                <text:p>-1.99496452742315</text:p>
              </table:table-cell>
            </table:table-row>
            <table:table-row>
              <table:table-cell office:value-type="float" office:value="-0.495433694306862">
                <text:p>-0</text:p>
              </table:table-cell>
              <table:table-cell office:value-type="float" office:value="-0.82572282384477">
                <text:p>-0.82572282384477</text:p>
              </table:table-cell>
              <table:table-cell office:value-type="float" office:value="-3.24825986078886">
                <text:p>-3.24825986078886</text:p>
              </table:table-cell>
              <table:table-cell office:value-type="float" office:value="-5.60382218774408">
                <text:p>-5.60382218774408</text:p>
              </table:table-cell>
              <table:table-cell office:value-type="float" office:value="7.19257540603248">
                <text:p>7.19257540603248</text:p>
              </table:table-cell>
              <table:table-cell office:value-type="float" office:value="2.8115949990747">
                <text:p>2.8115949990747</text:p>
              </table:table-cell>
            </table:table-row>
            <table:table-row>
              <table:table-cell office:value-type="float" office:value="-0.165144564768954">
                <text:p>-0</text:p>
              </table:table-cell>
              <table:table-cell office:value-type="float" office:value="-0.495433694306862">
                <text:p>-0.495433694306862</text:p>
              </table:table-cell>
              <table:table-cell office:value-type="float" office:value="-2.65060240963855">
                <text:p>-2.65060240963855</text:p>
              </table:table-cell>
              <table:table-cell office:value-type="float" office:value="-1.35622644503969">
                <text:p>-1.35622644503969</text:p>
              </table:table-cell>
              <table:table-cell office:value-type="float" office:value="12.289156626506">
                <text:p>12.289156626506</text:p>
              </table:table-cell>
              <table:table-cell office:value-type="float" office:value="7.61815452557256">
                <text:p>7.61815452557256</text:p>
              </table:table-cell>
            </table:table-row>
            <table:table-row>
              <table:table-cell office:value-type="float" office:value="0.165144564768954">
                <text:p>0</text:p>
              </table:table-cell>
              <table:table-cell office:value-type="float" office:value="-0.165144564768954">
                <text:p>-0.165144564768954</text:p>
              </table:table-cell>
              <table:table-cell office:value-type="float" office:value="-1.44578313253012">
                <text:p>-1.44578313253012</text:p>
              </table:table-cell>
              <table:table-cell office:value-type="float" office:value="2.89136929766469">
                <text:p>2.89136929766469</text:p>
              </table:table-cell>
              <table:table-cell office:value-type="float" office:value="11.8072289156627">
                <text:p>11.8072289156627</text:p>
              </table:table-cell>
              <table:table-cell office:value-type="float" office:value="12.4247140520704">
                <text:p>12.4247140520704</text:p>
              </table:table-cell>
            </table:table-row>
            <table:table-row>
              <table:table-cell office:value-type="float" office:value="0.495433694306862">
                <text:p>0</text:p>
              </table:table-cell>
              <table:table-cell office:value-type="float" office:value="0.165144564768954">
                <text:p>0.165144564768954</text:p>
              </table:table-cell>
              <table:table-cell office:value-type="float" office:value="7.03517587939699">
                <text:p>7.03517587939699</text:p>
              </table:table-cell>
              <table:table-cell office:value-type="float" office:value="7.13896504036907">
                <text:p>7.13896504036907</text:p>
              </table:table-cell>
              <table:table-cell office:value-type="float" office:value="8.79396984924623">
                <text:p>8.79396984924623</text:p>
              </table:table-cell>
              <table:table-cell office:value-type="float" office:value="17.2312735785683">
                <text:p>17.2312735785683</text:p>
              </table:table-cell>
            </table:table-row>
            <table:table-row>
              <table:table-cell office:value-type="float" office:value="0.82572282384477">
                <text:p>0</text:p>
              </table:table-cell>
              <table:table-cell office:value-type="float" office:value="0.495433694306862">
                <text:p>0.495433694306862</text:p>
              </table:table-cell>
              <table:table-cell office:value-type="float" office:value="2.34375">
                <text:p>2.34375</text:p>
              </table:table-cell>
              <table:table-cell office:value-type="float" office:value="11.3865607830735">
                <text:p>11.3865607830735</text:p>
              </table:table-cell>
              <table:table-cell office:value-type="float" office:value="2.60416666666667">
                <text:p>2.60416666666667</text:p>
              </table:table-cell>
              <table:table-cell office:value-type="float" office:value="22.0378331050661">
                <text:p>22.0378331050661</text:p>
              </table:table-cell>
            </table:table-row>
            <table:table-row>
              <table:table-cell office:value-type="float" office:value="1.15601195338268">
                <text:p/>
              </table:table-cell>
              <table:table-cell office:value-type="float" office:value="0.82572282384477">
                <text:p>0.82572282384477</text:p>
              </table:table-cell>
              <table:table-cell office:value-type="float" office:value="2.38853503184713">
                <text:p>2.38853503184713</text:p>
              </table:table-cell>
              <table:table-cell office:value-type="float" office:value="15.6341565257778">
                <text:p>15.6341565257778</text:p>
              </table:table-cell>
              <table:table-cell office:value-type="float" office:value="8.9171974522293">
                <text:p>8.9171974522293</text:p>
              </table:table-cell>
              <table:table-cell office:value-type="float" office:value="26.844392631564">
                <text:p>26.844392631564</text:p>
              </table:table-cell>
            </table:table-row>
            <table:table-row>
              <table:table-cell office:value-type="float" office:value="1.48630108292059">
                <text:p/>
              </table:table-cell>
              <table:table-cell office:value-type="float" office:value="1.15601195338268">
                <text:p>1.15601195338268</text:p>
              </table:table-cell>
              <table:table-cell office:value-type="float" office:value="2.60416666666667">
                <text:p>2.60416666666667</text:p>
              </table:table-cell>
              <table:table-cell office:value-type="float" office:value="19.8817522684822">
                <text:p>19.8817522684822</text:p>
              </table:table-cell>
              <table:table-cell office:value-type="float" office:value="9.20138888888889">
                <text:p>9.20138888888889</text:p>
              </table:table-cell>
              <table:table-cell office:value-type="float" office:value="31.6509521580618">
                <text:p>31.6509521580618</text:p>
              </table:table-cell>
            </table:table-row>
            <table:table-row>
              <table:table-cell office:value-type="string"/>
              <table:table-cell office:value-type="float" office:value="1.48630108292059">
                <text:p>1.48630108292059</text:p>
              </table:table-cell>
              <table:table-cell office:value-type="float" office:value="40.5444126074499">
                <text:p>40.5444126074499</text:p>
              </table:table-cell>
              <table:table-cell office:value-type="float" office:value="24.1293480111866">
                <text:p>24.1293480111866</text:p>
              </table:table-cell>
              <table:table-cell office:value-type="float" office:value="51.7191977077364">
                <text:p>51.7191977077364</text:p>
              </table:table-cell>
              <table:table-cell office:value-type="float" office:value="36.4575116845597">
                <text:p>36.4575116845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